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ITLE_5f_AND_5f_BODY_7e_LT_7e_Titel">
      <style:text-properties fo:color="#000000" loext:opacity="100%" fo:language="es" fo:country="CR"/>
    </style:style>
    <style:style style:name="P2" style:family="paragraph" style:parent-style-name="Subtitle">
      <style:text-properties fo:color="#000000" loext:opacity="100%" fo:language="es" fo:country="CR" officeooo:paragraph-rsid="004b1073"/>
    </style:style>
    <style:style style:name="P3" style:family="paragraph" style:parent-style-name="TITLE_5f_AND_5f_BODY_7e_LT_7e_Titel">
      <style:text-properties fo:color="#000000" loext:opacity="100%" fo:language="es" fo:country="CR" officeooo:paragraph-rsid="004c9350"/>
    </style:style>
    <style:style style:name="P4" style:family="paragraph" style:parent-style-name="TITLE_5f_AND_5f_BODY_7e_LT_7e_Titel">
      <style:text-properties fo:color="#000000" loext:opacity="100%" fo:language="es" fo:country="CR" officeooo:paragraph-rsid="006d3448"/>
    </style:style>
    <style:style style:name="P5" style:family="paragraph" style:parent-style-name="Standard">
      <style:text-properties fo:color="#000000" loext:opacity="100%" style:font-name="Arial2" fo:language="es" fo:country="CR" officeooo:rsid="001d0f0d" officeooo:paragraph-rsid="001d0f0d"/>
    </style:style>
    <style:style style:name="P6" style:family="paragraph" style:parent-style-name="TITLE_5f_AND_5f_BODY_7e_LT_7e_Titel">
      <style:text-properties fo:color="#000000" loext:opacity="100%" style:font-name="Arial2" fo:language="es" fo:country="CR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4c935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4a17c6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62b2a2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51fc32" style:font-weight-asian="normal" style:font-weight-complex="normal"/>
    </style:style>
    <style:style style:name="P11" style:family="paragraph" style:parent-style-name="TITLE_5f_AND_5f_BODY_7e_LT_7e_Titel">
      <style:text-properties fo:color="#000000" loext:opacity="100%" style:font-name="Arial2" fo:language="es" fo:country="CR" officeooo:paragraph-rsid="006d3448"/>
    </style:style>
    <style:style style:name="P12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3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4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4c9350" style:font-size-asian="12pt" style:font-size-complex="12pt"/>
    </style:style>
    <style:style style:name="P15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4c9350" style:font-size-asian="12pt" style:font-size-complex="12pt"/>
    </style:style>
    <style:style style:name="P16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5dd78" style:font-size-asian="12pt" style:font-size-complex="12pt"/>
    </style:style>
    <style:style style:name="P17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6d3448" style:font-size-asian="12pt" style:font-size-complex="12pt"/>
    </style:style>
    <style:style style:name="P18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19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378e8" officeooo:paragraph-rsid="00666fda" style:font-size-asian="12pt" style:font-size-complex="12pt"/>
    </style:style>
    <style:style style:name="P20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68f835" style:font-size-asian="12pt" style:font-size-complex="12pt"/>
    </style:style>
    <style:style style:name="P21" style:family="paragraph" style:parent-style-name="TITLE_5f_AND_5f_BODY_7e_LT_7e_Titel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68f835" style:font-size-asian="12pt" style:font-size-complex="12pt"/>
    </style:style>
    <style:style style:name="P22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70f7a3" officeooo:paragraph-rsid="0070f7a3" style:font-size-asian="12pt" style:font-size-complex="12pt"/>
    </style:style>
    <style:style style:name="P23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2aa25a" style:font-size-asian="12pt" style:font-weight-asian="bold" style:font-size-complex="12pt" style:font-weight-complex="bold"/>
    </style:style>
    <style:style style:name="P24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4c9350" style:font-size-asian="12pt" style:font-weight-asian="bold" style:font-size-complex="12pt" style:font-weight-complex="bold"/>
    </style:style>
    <style:style style:name="P25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6d3448" style:font-size-asian="12pt" style:font-weight-asian="bold" style:font-size-complex="12pt" style:font-weight-complex="bold"/>
    </style:style>
    <style:style style:name="P26" style:family="paragraph" style:parent-style-name="TITLE_5f_AND_5f_BODY_7e_LT_7e_Titel">
      <style:text-properties fo:color="#000000" loext:opacity="100%" style:font-name="Arial2" fo:font-size="12pt" fo:language="es" fo:country="CR" fo:font-weight="bold" officeooo:paragraph-rsid="006d3448" style:font-size-asian="12pt" style:font-weight-asian="bold" style:font-size-complex="12pt" style:font-weight-complex="bold"/>
    </style:style>
    <style:style style:name="P27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f5455" officeooo:paragraph-rsid="004f5455" style:font-size-asian="12pt" style:font-weight-asian="normal" style:font-size-complex="12pt" style:font-weight-complex="normal"/>
    </style:style>
    <style:style style:name="P28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f5455" officeooo:paragraph-rsid="00560d3b" style:font-size-asian="12pt" style:font-weight-asian="normal" style:font-size-complex="12pt" style:font-weight-complex="normal"/>
    </style:style>
    <style:style style:name="P29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1d0f0d" officeooo:paragraph-rsid="00560d3b" style:font-size-asian="12pt" style:font-weight-asian="normal" style:font-size-complex="12pt" style:font-weight-complex="normal"/>
    </style:style>
    <style:style style:name="P30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1d0f0d" officeooo:paragraph-rsid="006d344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4a17c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62b2a2" style:font-size-asian="12pt" style:font-weight-asian="normal" style:font-size-complex="12pt" style:font-weight-complex="normal"/>
    </style:style>
    <style:style style:name="P33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officeooo:rsid="006378e8" officeooo:paragraph-rsid="006378e8" style:font-size-asian="12pt" style:font-size-complex="12pt"/>
    </style:style>
    <style:style style:name="P34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4pt" fo:language="es" fo:country="CR" fo:font-weight="normal" officeooo:rsid="001d0f0d" officeooo:paragraph-rsid="002aa25a" style:font-size-asian="14pt" style:font-weight-asian="normal" style:font-size-complex="14pt" style:font-weight-complex="normal"/>
    </style:style>
    <style:style style:name="P35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4pt" fo:language="es" fo:country="CR" fo:font-weight="normal" officeooo:rsid="001d0f0d" officeooo:paragraph-rsid="004c9350" style:font-size-asian="14pt" style:font-weight-asian="normal" style:font-size-complex="14pt" style:font-weight-complex="normal"/>
    </style:style>
    <style:style style:name="P36" style:family="paragraph" style:parent-style-name="TITLE_5f_AND_5f_BODY_7e_LT_7e_Titel">
      <style:text-properties fo:color="#000000" loext:opacity="100%" fo:language="es" fo:country="ES"/>
    </style:style>
    <style:style style:name="P37" style:family="paragraph" style:parent-style-name="TITLE_5f_AND_5f_BODY_7e_LT_7e_Titel">
      <style:text-properties fo:color="#000000" loext:opacity="100%" fo:language="es" fo:country="ES" officeooo:paragraph-rsid="004c9350"/>
    </style:style>
    <style:style style:name="P38" style:family="paragraph" style:parent-style-name="Title">
      <style:text-properties fo:color="#000000" loext:opacity="100%"/>
    </style:style>
    <style:style style:name="P39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4a17c6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4c9350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62b2a2" style:font-size-asian="12pt" style:font-weight-asian="normal" style:font-size-complex="12pt" style:font-weight-complex="normal"/>
    </style:style>
    <style:style style:name="P42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fo:font-weight="normal" officeooo:rsid="001d0f0d" officeooo:paragraph-rsid="00560d3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62b2a2" officeooo:paragraph-rsid="0062b2a2" style:font-size-asian="12pt" style:font-weight-asian="normal" style:font-size-complex="12pt" style:font-weight-complex="normal"/>
    </style:style>
    <style:style style:name="P44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officeooo:rsid="006378e8" officeooo:paragraph-rsid="00666fda" style:font-size-asian="12pt" style:font-size-complex="12pt"/>
    </style:style>
    <style:style style:name="P45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officeooo:rsid="004915d0" officeooo:paragraph-rsid="0068f83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sans-serif" fo:language="es" fo:country="CR" fo:font-weight="normal" officeooo:rsid="001d0f0d" officeooo:paragraph-rsid="00560d3b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color="#000000" loext:opacity="100%" style:font-name="sans-serif" fo:language="es" fo:country="CR" fo:font-weight="normal" officeooo:rsid="004915d0" officeooo:paragraph-rsid="005130d1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officeooo:rsid="001d0f0d" officeooo:paragraph-rsid="001d0f0d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>
      <style:paragraph-properties fo:text-align="justify" style:justify-single-word="false"/>
      <style:text-properties officeooo:paragraph-rsid="001d0f0d"/>
    </style:style>
    <style:style style:name="P51" style:family="paragraph" style:parent-style-name="Text_20_body">
      <style:paragraph-properties fo:text-align="justify" style:justify-single-word="false"/>
      <style:text-properties officeooo:paragraph-rsid="0051fc32"/>
    </style:style>
    <style:style style:name="P52" style:family="paragraph" style:parent-style-name="Text_20_body">
      <style:paragraph-properties fo:text-align="justify" style:justify-single-word="false"/>
      <style:text-properties officeooo:paragraph-rsid="006b94f6"/>
    </style:style>
    <style:style style:name="P53" style:family="paragraph" style:parent-style-name="Text_20_body">
      <style:paragraph-properties fo:text-align="justify" style:justify-single-word="false"/>
      <style:text-properties fo:font-weight="bold" officeooo:rsid="003f8fb7" officeooo:paragraph-rsid="003f8fb7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language="es" fo:country="CR" officeooo:paragraph-rsid="00560d3b"/>
    </style:style>
    <style:style style:name="P55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language="es" fo:country="CR" officeooo:rsid="0057af93" officeooo:paragraph-rsid="0057af93"/>
    </style:style>
    <style:style style:name="P56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language="es" fo:country="CR" officeooo:paragraph-rsid="00666fda"/>
    </style:style>
    <style:style style:name="P57" style:family="paragraph" style:parent-style-name="Text_20_body">
      <style:text-properties fo:language="es" fo:country="CR" fo:font-weight="normal" officeooo:paragraph-rsid="006d3448" style:font-weight-asian="normal" style:font-weight-complex="normal"/>
    </style:style>
    <style:style style:name="P58" style:family="paragraph" style:parent-style-name="Heading_20_1">
      <style:text-properties fo:color="#000000" loext:opacity="100%" fo:language="es" fo:country="CR" officeooo:paragraph-rsid="004f5455"/>
    </style:style>
    <style:style style:name="P59" style:family="paragraph" style:parent-style-name="Heading_20_1">
      <style:text-properties officeooo:paragraph-rsid="006d3448"/>
    </style:style>
    <style:style style:name="P60" style:family="paragraph" style:parent-style-name="Heading_20_3">
      <style:text-properties officeooo:paragraph-rsid="006d3448"/>
    </style:style>
    <style:style style:name="P61" style:family="paragraph" style:parent-style-name="Heading_20_3">
      <style:text-properties officeooo:paragraph-rsid="004c9350"/>
    </style:style>
    <style:style style:name="P62" style:family="paragraph" style:parent-style-name="Heading_20_3">
      <style:text-properties fo:color="#000000" loext:opacity="100%" style:font-name="Liberation Sans1" fo:font-size="12pt" fo:language="es" fo:country="CR" officeooo:rsid="0049cb4e" officeooo:paragraph-rsid="004c9350" style:font-size-asian="12pt" style:font-size-complex="12pt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06b94f6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00" loext:opacity="100%" style:font-name="sans-serif" fo:language="es" fo:country="CR" fo:font-weight="normal" officeooo:rsid="004915d0" officeooo:paragraph-rsid="006b94f6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color="#000000" loext:opacity="100%" style:font-name="sans-serif" fo:language="es" fo:country="CR" fo:font-weight="normal" officeooo:rsid="006b94f6" officeooo:paragraph-rsid="006b94f6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2" fo:language="es" fo:country="CR" fo:font-weight="normal" officeooo:rsid="004c9350" officeooo:paragraph-rsid="006b94f6" style:font-weight-asian="normal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language="es" fo:country="CR" officeooo:paragraph-rsid="006b94f6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sans-serif" fo:language="es" fo:country="CR" officeooo:paragraph-rsid="006b94f6"/>
    </style:style>
    <style:style style:name="P69" style:family="paragraph" style:parent-style-name="Standard">
      <style:paragraph-properties fo:text-align="justify" style:justify-single-word="false"/>
      <style:text-properties fo:font-weight="normal" officeooo:paragraph-rsid="001d0f0d" style:font-weight-asian="normal" style:font-weight-complex="normal"/>
    </style:style>
    <style:style style:name="P70" style:family="paragraph" style:parent-style-name="TITLE_5f_AND_5f_BODY_7e_LT_7e_Titel" style:list-style-name="L2"/>
    <style:style style:name="P71" style:family="paragraph" style:parent-style-name="TITLE_5f_AND_5f_BODY_7e_LT_7e_Titel" style:list-style-name="L2">
      <style:text-properties officeooo:paragraph-rsid="006d3448"/>
    </style:style>
    <style:style style:name="P72" style:family="paragraph" style:parent-style-name="TITLE_5f_AND_5f_BODY_7e_LT_7e_Titel" style:list-style-name="L2">
      <style:text-properties style:font-name="Arial2" fo:font-size="12pt" fo:language="es" fo:country="CR" officeooo:rsid="006d3448" officeooo:paragraph-rsid="006d3448" style:font-size-asian="12pt" style:font-size-complex="12pt"/>
    </style:style>
    <style:style style:name="P73" style:family="paragraph" style:parent-style-name="TITLE_5f_AND_5f_BODY_7e_LT_7e_Titel">
      <style:text-properties style:font-name="Arial2" fo:font-size="12pt" fo:language="es" fo:country="CR" officeooo:rsid="006d3448" officeooo:paragraph-rsid="006d3448" style:font-size-asian="12pt" style:font-size-complex="12pt"/>
    </style:style>
    <style:style style:name="P74" style:family="paragraph" style:parent-style-name="TITLE_5f_AND_5f_BODY_7e_LT_7e_Titel" style:list-style-name="L3">
      <style:text-properties style:font-name="Arial2" fo:font-size="12pt" fo:language="es" fo:country="CR" officeooo:paragraph-rsid="006d3448" style:font-size-asian="12pt" style:font-size-complex="12pt"/>
    </style:style>
    <style:style style:name="P75" style:family="paragraph" style:parent-style-name="TITLE_5f_AND_5f_BODY_7e_LT_7e_Titel" style:list-style-name="L3">
      <style:text-properties style:font-name="Arial2" fo:font-size="12pt" fo:language="es" fo:country="CR" officeooo:rsid="00733a95" officeooo:paragraph-rsid="00733a95" style:font-size-asian="12pt" style:font-size-complex="12pt"/>
    </style:style>
    <style:style style:name="P76" style:family="paragraph" style:parent-style-name="TITLE_5f_AND_5f_BODY_7e_LT_7e_Titel" style:list-style-name="L3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paragraph-rsid="006eb96d" style:font-size-asian="12pt" style:font-size-complex="12pt"/>
    </style:style>
    <style:style style:name="P77" style:family="paragraph" style:parent-style-name="TITLE_5f_AND_5f_BODY_7e_LT_7e_Titel" style:list-style-name="L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paragraph-rsid="005b201e" style:font-size-asian="12pt" style:font-size-complex="12pt"/>
    </style:style>
    <style:style style:name="P78" style:family="paragraph" style:parent-style-name="TITLE_5f_AND_5f_BODY_7e_LT_7e_Titel" style:list-style-name="L3">
      <style:text-properties style:font-name="Arial2" fo:font-size="12pt" fo:language="es" fo:country="CR" officeooo:rsid="0070f7a3" officeooo:paragraph-rsid="0070f7a3" style:font-size-asian="12pt" style:font-size-complex="12pt"/>
    </style:style>
    <style:style style:name="P79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96ae1" officeooo:paragraph-rsid="005af7c0" style:font-size-asian="12pt" style:font-size-complex="12pt"/>
    </style:style>
    <style:style style:name="P80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af7c0" officeooo:paragraph-rsid="005af7c0" style:font-size-asian="12pt" style:font-size-complex="12pt"/>
    </style:style>
    <style:style style:name="P81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d998e" officeooo:paragraph-rsid="005d998e" style:font-size-asian="12pt" style:font-size-complex="12pt"/>
    </style:style>
    <style:style style:name="P82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f7e01" officeooo:paragraph-rsid="006246fd" style:font-size-asian="12pt" style:font-size-complex="12pt"/>
    </style:style>
    <style:style style:name="P83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60d54a" officeooo:paragraph-rsid="0060d54a" style:font-size-asian="12pt" style:font-size-complex="12pt"/>
    </style:style>
    <style:style style:name="P84" style:family="paragraph" style:parent-style-name="TITLE_5f_AND_5f_BODY_7e_LT_7e_Titel" style:list-style-name="L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7af93" officeooo:paragraph-rsid="0057af93" style:font-size-asian="12pt" style:font-size-complex="12pt"/>
    </style:style>
    <style:style style:name="P85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743078" officeooo:paragraph-rsid="00743078" style:font-size-asian="12pt" style:font-size-complex="12pt"/>
    </style:style>
    <style:style style:name="P86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fo:font-weight="normal" officeooo:rsid="005d998e" officeooo:paragraph-rsid="005d998e" style:font-size-asian="12pt" style:font-weight-asian="normal" style:font-size-complex="12pt" style:font-weight-complex="normal"/>
    </style:style>
    <style:style style:name="P87" style:family="paragraph" style:parent-style-name="TITLE_5f_AND_5f_BODY_7e_LT_7e_Titel" style:list-style-name="L3">
      <style:text-properties fo:color="#000000" loext:opacity="100%" style:font-name="Arial2" fo:font-size="12pt" fo:language="es" fo:country="CR" fo:font-weight="normal" officeooo:rsid="006dc337" officeooo:paragraph-rsid="00722d1f" style:font-size-asian="12pt" style:font-weight-asian="normal" style:font-size-complex="12pt" style:font-weight-complex="normal"/>
    </style:style>
    <style:style style:name="P88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d3448" style:font-size-asian="12pt" style:font-weight-asian="normal" style:font-size-complex="12pt" style:font-weight-complex="normal"/>
    </style:style>
    <style:style style:name="P89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d3448" style:font-size-asian="12pt" style:font-weight-asian="normal" style:font-size-complex="12pt" style:font-weight-complex="normal"/>
    </style:style>
    <style:style style:name="P90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733a95" style:font-size-asian="12pt" style:font-weight-asian="normal" style:font-size-complex="12pt" style:font-weight-complex="normal"/>
    </style:style>
    <style:style style:name="P91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eb96d" style:font-size-asian="12pt" style:font-weight-asian="normal" style:font-size-complex="12pt" style:font-weight-complex="normal"/>
    </style:style>
    <style:style style:name="P92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22d1f" style:font-size-asian="12pt" style:font-weight-asian="normal" style:font-size-complex="12pt" style:font-weight-complex="normal"/>
    </style:style>
    <style:style style:name="P93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22d1f" style:font-size-asian="12pt" style:font-weight-asian="normal" style:font-size-complex="12pt" style:font-weight-complex="normal"/>
    </style:style>
    <style:style style:name="P94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43078" style:font-size-asian="12pt" style:font-weight-asian="normal" style:font-size-complex="12pt" style:font-weight-complex="normal"/>
    </style:style>
    <style:style style:name="P95" style:family="paragraph" style:parent-style-name="TITLE_5f_AND_5f_BODY_7e_LT_7e_Titel" style:list-style-name="L3">
      <style:text-properties fo:color="#000000" loext:opacity="100%" style:font-name="Arial2" fo:font-size="12pt" fo:language="es" fo:country="CR" fo:font-weight="normal" officeooo:rsid="006eb96d" officeooo:paragraph-rsid="006eb96d" style:font-size-asian="12pt" style:font-weight-asian="normal" style:font-size-complex="12pt" style:font-weight-complex="normal"/>
    </style:style>
    <style:style style:name="P96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0f7a3" officeooo:paragraph-rsid="0070f7a3" style:font-size-asian="12pt" style:font-weight-asian="normal" style:font-size-complex="12pt" style:font-weight-complex="normal"/>
    </style:style>
    <style:style style:name="P97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33a95" officeooo:paragraph-rsid="00733a95" style:font-size-asian="12pt" style:font-weight-asian="normal" style:font-size-complex="12pt" style:font-weight-complex="normal"/>
    </style:style>
    <style:style style:name="P98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33a95" officeooo:paragraph-rsid="00743078" style:font-size-asian="12pt" style:font-weight-asian="normal" style:font-size-complex="12pt" style:font-weight-complex="normal"/>
    </style:style>
    <style:style style:name="P99" style:family="paragraph" style:parent-style-name="TITLE_5f_AND_5f_BODY_7e_LT_7e_Titel" style:list-style-name="L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d08f6" officeooo:paragraph-rsid="006d3448" style:font-size-asian="12pt" style:font-weight-asian="normal" style:font-size-complex="12pt" style:font-weight-complex="normal"/>
    </style:style>
    <style:style style:name="P100" style:family="paragraph" style:parent-style-name="TITLE_5f_AND_5f_BODY_7e_LT_7e_Titel" style:list-style-name="L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d08f6" officeooo:paragraph-rsid="005d08f6" style:font-size-asian="12pt" style:font-weight-asian="normal" style:font-size-complex="12pt" style:font-weight-complex="normal"/>
    </style:style>
    <style:style style:name="P101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7af93" officeooo:paragraph-rsid="0057af93" style:font-size-asian="12pt" style:font-weight-asian="normal" style:font-size-complex="12pt" style:font-weight-complex="normal"/>
    </style:style>
    <style:style style:name="P102" style:family="paragraph" style:parent-style-name="TITLE_5f_AND_5f_BODY_7e_LT_7e_Titel" style:list-style-name="L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7af93" officeooo:paragraph-rsid="0057af93" style:font-size-asian="12pt" style:font-weight-asian="normal" style:font-size-complex="12pt" style:font-weight-complex="normal"/>
    </style:style>
    <style:style style:name="P103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2b2a2" officeooo:paragraph-rsid="0062b2a2" style:font-size-asian="12pt" style:font-weight-asian="normal" style:font-size-complex="12pt" style:font-weight-complex="normal"/>
    </style:style>
    <style:style style:name="P104" style:family="paragraph" style:parent-style-name="TITLE_5f_AND_5f_BODY_7e_LT_7e_Titel" style:list-style-name="L1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2b2a2" officeooo:paragraph-rsid="006378e8" style:font-size-asian="12pt" style:font-weight-asian="normal" style:font-size-complex="12pt" style:font-weight-complex="normal"/>
    </style:style>
    <style:style style:name="P105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106" style:family="paragraph" style:parent-style-name="TITLE_5f_AND_5f_BODY_7e_LT_7e_Titel" style:list-style-name="L1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107" style:family="paragraph" style:parent-style-name="TITLE_5f_AND_5f_BODY_7e_LT_7e_Titel" style:list-style-name="L1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108" style:family="paragraph" style:parent-style-name="TITLE_5f_AND_5f_BODY_7e_LT_7e_Titel" style:list-style-name="L1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8f835" style:font-size-asian="12pt" style:font-weight-asian="normal" style:font-size-complex="12pt" style:font-weight-complex="normal"/>
    </style:style>
    <style:style style:name="P109" style:family="paragraph" style:parent-style-name="TITLE_5f_AND_5f_BODY_7e_LT_7e_Titel" style:list-style-name="L1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9cb4e" officeooo:paragraph-rsid="004c9350" style:font-size-asian="12pt" style:font-weight-asian="normal" style:font-size-complex="12pt" style:font-weight-complex="normal"/>
    </style:style>
    <style:style style:name="P110" style:family="paragraph" style:parent-style-name="TITLE_5f_AND_5f_BODY_7e_LT_7e_Titel" style:list-style-name="L1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9cb4e" officeooo:paragraph-rsid="004c9350" style:font-size-asian="12pt" style:font-weight-asian="normal" style:font-size-complex="12pt" style:font-weight-complex="normal"/>
    </style:style>
    <style:style style:name="P111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style:font-size-asian="12pt" style:font-size-complex="12pt"/>
    </style:style>
    <style:style style:name="P112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57af93" style:font-size-asian="12pt" style:font-size-complex="12pt"/>
    </style:style>
    <style:style style:name="P113" style:family="paragraph" style:parent-style-name="TITLE_5f_AND_5f_BODY_7e_LT_7e_Titel" style:list-style-name="L9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2b2a2" officeooo:paragraph-rsid="0062b2a2" style:font-size-asian="12pt" style:font-size-complex="12pt"/>
    </style:style>
    <style:style style:name="P114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a17c6" style:font-size-asian="12pt" style:font-size-complex="12pt"/>
    </style:style>
    <style:style style:name="P115" style:family="paragraph" style:parent-style-name="TITLE_5f_AND_5f_BODY_7e_LT_7e_Titel" style:list-style-name="L1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a17c6" style:font-size-asian="12pt" style:font-size-complex="12pt"/>
    </style:style>
    <style:style style:name="P116" style:family="paragraph" style:parent-style-name="TITLE_5f_AND_5f_BODY_7e_LT_7e_Titel" style:list-style-name="L1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117" style:family="paragraph" style:parent-style-name="TITLE_5f_AND_5f_BODY_7e_LT_7e_Titel" style:list-style-name="L1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118" style:family="paragraph" style:parent-style-name="TITLE_5f_AND_5f_BODY_7e_LT_7e_Titel" style:list-style-name="L1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378e8" officeooo:paragraph-rsid="006378e8" style:font-size-asian="12pt" style:font-size-complex="12pt"/>
    </style:style>
    <style:style style:name="P119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4c9350" style:font-size-asian="12pt" style:font-size-complex="12pt"/>
    </style:style>
    <style:style style:name="P120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officeooo:rsid="004915d0" officeooo:paragraph-rsid="004c9350" style:font-size-asian="12pt" style:font-size-complex="12pt"/>
    </style:style>
    <style:style style:name="P121" style:family="paragraph" style:parent-style-name="TITLE_5f_AND_5f_BODY_7e_LT_7e_Titel" style:list-style-name="L1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Liberation Sans1" fo:font-size="12pt" fo:language="es" fo:country="CR" officeooo:rsid="0049cb4e" officeooo:paragraph-rsid="004c9350" style:font-size-asian="12pt" style:font-size-complex="12pt"/>
    </style:style>
    <style:style style:name="P122" style:family="paragraph" style:parent-style-name="TITLE_5f_AND_5f_BODY_7e_LT_7e_Titel" style:list-style-name="L3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</style:tab-stops>
      </style:paragraph-properties>
      <style:text-properties style:font-name="sans-serif" fo:font-size="12pt" fo:language="es" fo:country="CR" officeooo:paragraph-rsid="006eb96d" style:font-size-asian="12pt" style:font-size-complex="12pt"/>
    </style:style>
    <style:style style:name="P123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officeooo:paragraph-rsid="006d3448"/>
    </style:style>
    <style:style style:name="P124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officeooo:paragraph-rsid="0057af93"/>
    </style:style>
    <style:style style:name="P125" style:family="paragraph" style:parent-style-name="Text_20_body">
      <style:text-properties fo:color="#000000" loext:opacity="100%" fo:language="es" fo:country="CR" fo:font-weight="bold" officeooo:rsid="006b94f6" officeooo:paragraph-rsid="004f5455" style:font-weight-asian="bold" style:font-weight-complex="bold"/>
    </style:style>
    <style:style style:name="P126" style:family="paragraph" style:parent-style-name="Text_20_body">
      <style:text-properties fo:color="#000000" loext:opacity="100%" fo:language="es" fo:country="CR" fo:font-weight="bold" officeooo:rsid="006b94f6" officeooo:paragraph-rsid="006d3448" style:font-weight-asian="bold" style:font-weight-complex="bold"/>
    </style:style>
    <style:style style:name="P127" style:family="paragraph" style:parent-style-name="Text_20_body" style:list-style-name="L12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4c9350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officeooo:paragraph-rsid="0074f105"/>
    </style:style>
    <style:style style:name="T1" style:family="text">
      <style:text-properties fo:font-weight="bold" officeooo:rsid="006b94f6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language="es" fo:country="CR"/>
    </style:style>
    <style:style style:name="T4" style:family="text">
      <style:text-properties fo:language="es" fo:country="CR" officeooo:rsid="001d0f0d"/>
    </style:style>
    <style:style style:name="T5" style:family="text">
      <style:text-properties fo:color="#000000" loext:opacity="100%" style:font-name="Arial2" fo:language="es" fo:country="CR"/>
    </style:style>
    <style:style style:name="T6" style:family="text">
      <style:text-properties fo:color="#000000" loext:opacity="100%" style:font-name="Arial2" fo:language="es" fo:country="CR" fo:font-weight="normal" officeooo:rsid="001d0f0d" style:font-weight-asian="normal" style:font-weight-complex="normal"/>
    </style:style>
    <style:style style:name="T7" style:family="text">
      <style:text-properties fo:color="#000000" loext:opacity="100%" style:font-name="Arial2" fo:language="es" fo:country="CR" fo:font-weight="normal" officeooo:rsid="0051fc32" style:font-weight-asian="normal" style:font-weight-complex="normal"/>
    </style:style>
    <style:style style:name="T8" style:family="text">
      <style:text-properties fo:color="#000000" loext:opacity="100%" style:font-name="Arial2" fo:language="es" fo:country="CR" fo:font-weight="normal" officeooo:rsid="004915d0" style:font-weight-asian="normal" style:font-weight-complex="normal"/>
    </style:style>
    <style:style style:name="T9" style:family="text">
      <style:text-properties fo:color="#000000" loext:opacity="100%" style:font-name="Arial2" fo:language="es" fo:country="CR" fo:font-weight="bold"/>
    </style:style>
    <style:style style:name="T10" style:family="text">
      <style:text-properties fo:color="#000000" loext:opacity="100%" style:font-name="Arial2" fo:language="es" fo:country="CR" fo:font-weight="bold" style:font-weight-asian="bold" style:font-weight-complex="bold"/>
    </style:style>
    <style:style style:name="T11" style:family="text">
      <style:text-properties fo:color="#000000" loext:opacity="100%" style:font-name="Arial2" fo:language="es" fo:country="CR" officeooo:rsid="006a1bf2"/>
    </style:style>
    <style:style style:name="T12" style:family="text">
      <style:text-properties fo:color="#000000" loext:opacity="100%" style:font-name="Arial2" fo:language="es" fo:country="CR" officeooo:rsid="0074f105"/>
    </style:style>
    <style:style style:name="T13" style:family="text">
      <style:text-properties fo:color="#000000" loext:opacity="100%" style:font-name="Arial2" fo:font-size="12pt" fo:language="es" fo:country="CR" fo:font-weight="normal" officeooo:rsid="0057af93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2" fo:font-size="12pt" fo:language="es" fo:country="CR" fo:font-weight="normal" officeooo:rsid="0051fc32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2" fo:font-size="12pt" fo:language="es" fo:country="CR" fo:font-weight="normal" officeooo:rsid="006d3448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2" fo:font-size="12pt" officeooo:rsid="00666fda" style:font-size-asian="12pt" style:font-size-complex="12pt"/>
    </style:style>
    <style:style style:name="T17" style:family="text">
      <style:text-properties fo:color="#000000" loext:opacity="100%" style:font-name="Arial2" fo:font-size="12pt" fo:font-weight="normal" officeooo:rsid="006d3448" style:font-size-asian="12pt" style:font-weight-asian="normal" style:font-size-complex="12pt" style:font-weight-complex="normal"/>
    </style:style>
    <style:style style:name="T18" style:family="text">
      <style:text-properties fo:color="#000000" loext:opacity="100%" fo:language="es" fo:country="CR"/>
    </style:style>
    <style:style style:name="T19" style:family="text">
      <style:text-properties fo:color="#000000" loext:opacity="100%" fo:language="es" fo:country="CR" officeooo:rsid="004c9350"/>
    </style:style>
    <style:style style:name="T20" style:family="text">
      <style:text-properties fo:color="#000000" loext:opacity="100%" fo:language="es" fo:country="CR" officeooo:rsid="004f5455"/>
    </style:style>
    <style:style style:name="T21" style:family="text">
      <style:text-properties fo:color="#000000" loext:opacity="100%" fo:language="es" fo:country="CR" officeooo:rsid="006b94f6"/>
    </style:style>
    <style:style style:name="T22" style:family="text">
      <style:text-properties fo:color="#000000" loext:opacity="100%" fo:language="es" fo:country="CR" fo:font-weight="bold" officeooo:rsid="006b94f6" style:font-weight-asian="bold" style:font-weight-complex="bold"/>
    </style:style>
    <style:style style:name="T23" style:family="text">
      <style:text-properties fo:color="#000000" loext:opacity="100%" fo:language="es" fo:country="CR" fo:font-weight="bold" officeooo:rsid="004c9350" style:font-weight-asian="bold" style:font-weight-complex="bold"/>
    </style:style>
    <style:style style:name="T24" style:family="text">
      <style:text-properties fo:color="#000000" loext:opacity="100%" fo:language="es" fo:country="CR" officeooo:rsid="006d3448"/>
    </style:style>
    <style:style style:name="T25" style:family="text">
      <style:text-properties fo:color="#000000" loext:opacity="100%" style:font-name="sans-serif" fo:language="es" fo:country="CR" fo:font-weight="normal" officeooo:rsid="001d0f0d" style:font-weight-asian="normal" style:font-weight-complex="normal"/>
    </style:style>
    <style:style style:name="T26" style:family="text">
      <style:text-properties fo:color="#000000" loext:opacity="100%" style:font-name="sans-serif" fo:language="es" fo:country="CR" fo:font-weight="normal" officeooo:rsid="004915d0" style:font-weight-asian="normal" style:font-weight-complex="normal"/>
    </style:style>
    <style:style style:name="T27" style:family="text">
      <style:text-properties fo:color="#000000" loext:opacity="100%" style:font-name="sans-serif" fo:language="es" fo:country="CR" fo:font-weight="bold" officeooo:rsid="006b94f6" style:font-weight-asian="bold" style:font-weight-complex="bold"/>
    </style:style>
    <style:style style:name="T28" style:family="text">
      <style:text-properties fo:color="#000000" loext:opacity="100%" style:font-name="sans-serif" fo:font-size="12pt" officeooo:rsid="00666fda" style:font-size-asian="12pt" style:font-size-complex="12pt"/>
    </style:style>
    <style:style style:name="T29" style:family="text">
      <style:text-properties fo:color="#000000" loext:opacity="100%" style:font-name="sans-serif" officeooo:rsid="006b94f6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fo:font-weight="normal" officeooo:rsid="005b201e" style:font-weight-asian="normal" style:font-weight-complex="normal"/>
    </style:style>
    <style:style style:name="T32" style:family="text">
      <style:text-properties fo:color="#000000" loext:opacity="100%" fo:font-weight="normal" officeooo:rsid="006eb96d" style:font-weight-asian="normal" style:font-weight-complex="normal"/>
    </style:style>
    <style:style style:name="T33" style:family="text">
      <style:text-properties fo:color="#000000" loext:opacity="100%" fo:font-weight="normal" officeooo:rsid="006d3448" style:font-weight-asian="normal" style:font-weight-complex="normal"/>
    </style:style>
    <style:style style:name="T34" style:family="text">
      <style:text-properties fo:color="#000000" loext:opacity="100%" officeooo:rsid="006b94f6"/>
    </style:style>
    <style:style style:name="T35" style:family="text">
      <style:text-properties fo:font-size="12pt" officeooo:rsid="004915d0" style:font-size-asian="12pt" style:font-size-complex="12pt"/>
    </style:style>
    <style:style style:name="T36" style:family="text">
      <style:text-properties officeooo:rsid="004915d0"/>
    </style:style>
    <style:style style:name="T37" style:family="text">
      <style:text-properties style:font-name="sans-serif"/>
    </style:style>
    <style:style style:name="T38" style:family="text">
      <style:text-properties style:font-name="sans-serif" fo:font-size="12pt" officeooo:rsid="004915d0" style:font-size-asian="12pt" style:font-size-complex="12pt"/>
    </style:style>
    <style:style style:name="T39" style:family="text">
      <style:text-properties style:font-name="sans-serif" fo:font-size="12pt" fo:language="es" fo:country="CR" officeooo:rsid="0051fc32" style:font-size-asian="12pt" style:font-size-complex="12pt"/>
    </style:style>
    <style:style style:name="T40" style:family="text">
      <style:text-properties style:font-name="sans-serif" fo:font-size="12pt" fo:language="es" fo:country="CR" officeooo:rsid="006d3448" style:font-size-asian="12pt" style:font-size-complex="12pt"/>
    </style:style>
    <style:style style:name="T41" style:family="text">
      <style:text-properties style:font-name="sans-serif" officeooo:rsid="001d0f0d"/>
    </style:style>
    <style:style style:name="T42" style:family="text">
      <style:text-properties style:font-name="sans-serif" officeooo:rsid="006eb96d"/>
    </style:style>
    <style:style style:name="T43" style:family="text">
      <style:text-properties style:font-name="sans-serif" officeooo:rsid="00706eb9"/>
    </style:style>
    <style:style style:name="T44" style:family="text">
      <style:text-properties style:font-name="Liberation Sans1" fo:language="es" fo:country="CR"/>
    </style:style>
    <style:style style:name="T45" style:family="text">
      <style:text-properties style:font-name="Liberation Sans1" fo:language="es" fo:country="CR" officeooo:rsid="004c9350"/>
    </style:style>
    <style:style style:name="T46" style:family="text">
      <style:text-properties officeooo:rsid="004f5455"/>
    </style:style>
    <style:style style:name="T47" style:family="text">
      <style:text-properties officeooo:rsid="001d0f0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7af93" style:font-weight-asian="normal" style:font-weight-complex="normal"/>
    </style:style>
    <style:style style:name="T50" style:family="text">
      <style:text-properties fo:font-weight="normal" officeooo:rsid="0059f07d" style:font-weight-asian="normal" style:font-weight-complex="normal"/>
    </style:style>
    <style:style style:name="T51" style:family="text">
      <style:text-properties fo:font-weight="normal" officeooo:rsid="005d08f6" style:font-weight-asian="normal" style:font-weight-complex="normal"/>
    </style:style>
    <style:style style:name="T52" style:family="text">
      <style:text-properties fo:font-weight="normal" officeooo:rsid="005d998e" style:font-weight-asian="normal" style:font-weight-complex="normal"/>
    </style:style>
    <style:style style:name="T53" style:family="text">
      <style:text-properties fo:font-weight="normal" officeooo:rsid="005e2729" style:font-weight-asian="normal" style:font-weight-complex="normal"/>
    </style:style>
    <style:style style:name="T54" style:family="text">
      <style:text-properties fo:font-weight="normal" officeooo:rsid="005af7c0" style:font-weight-asian="normal" style:font-weight-complex="normal"/>
    </style:style>
    <style:style style:name="T55" style:family="text">
      <style:text-properties fo:font-weight="normal" officeooo:rsid="006246fd" style:font-weight-asian="normal" style:font-weight-complex="normal"/>
    </style:style>
    <style:style style:name="T56" style:family="text">
      <style:text-properties fo:font-weight="normal" officeooo:rsid="00743078" style:font-weight-asian="normal" style:font-weight-complex="normal"/>
    </style:style>
    <style:style style:name="T57" style:family="text">
      <style:text-properties officeooo:rsid="006378e8"/>
    </style:style>
    <style:style style:name="T58" style:family="text">
      <style:text-properties officeooo:rsid="006b94f6"/>
    </style:style>
    <style:style style:name="T59" style:family="text">
      <style:text-properties style:font-name="Arial2" fo:font-size="12pt" fo:language="es" fo:country="CR" style:font-size-asian="12pt" style:font-size-complex="12pt"/>
    </style:style>
    <style:style style:name="T60" style:family="text">
      <style:text-properties style:font-name="Arial2" fo:font-size="12pt" fo:language="es" fo:country="CR" officeooo:rsid="0051fc32" style:font-size-asian="12pt" style:font-size-complex="12pt"/>
    </style:style>
    <style:style style:name="T61" style:family="text">
      <style:text-properties style:font-name="Arial2" fo:font-size="12pt" fo:language="es" fo:country="CR" officeooo:rsid="006d3448" style:font-size-asian="12pt" style:font-size-complex="12pt"/>
    </style:style>
    <style:style style:name="T62" style:family="text">
      <style:text-properties style:font-name="Arial2" fo:font-size="12pt" style:font-size-asian="12pt" style:font-size-complex="12pt"/>
    </style:style>
    <style:style style:name="T63" style:family="text">
      <style:text-properties officeooo:rsid="006dc337"/>
    </style:style>
    <style:style style:name="T64" style:family="text">
      <style:text-properties officeooo:rsid="00722d1f"/>
    </style:style>
    <style:style style:name="T65" style:family="text">
      <style:text-properties officeooo:rsid="00723f7d"/>
    </style:style>
    <style:style style:name="T66" style:family="text">
      <style:text-properties officeooo:rsid="00733a95"/>
    </style:style>
    <style:style style:name="T67" style:family="text">
      <style:text-properties officeooo:rsid="00743078"/>
    </style:style>
    <style:style style:name="T68" style:family="text">
      <style:text-properties officeooo:rsid="006d34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">Tarea</text:span> <text:span text:style-name="T36">#</text:span><text:span text:style-name="T58">5</text:span></text:p>
      <text:p text:style-name="P5"/>
      <text:p text:style-name="P48"><text:span text:style-name="Strong_20_Emphasis"><text:span text:style-name="T5">Curso:</text:span></text:span><text:span text:style-name="T5"> Programación con Python Nivel 1.</text:span></text:p>
      <text:p text:style-name="P49"><text:span text:style-name="Strong_20_Emphasis"><text:span text:style-name="T5">Instructor:</text:span></text:span><text:span text:style-name="T5"> Arturo Zamora (I-2023).</text:span></text:p>
      <text:p text:style-name="P128"><text:span text:style-name="Strong_20_Emphasis"><text:span text:style-name="T5">Estudiante</text:span></text:span><text:span text:style-name="Strong_20_Emphasis"><text:span text:style-name="T12">s</text:span></text:span><text:span text:style-name="Strong_20_Emphasis"><text:span text:style-name="T5">:</text:span></text:span><text:span text:style-name="T5"> </text:span></text:p>
      <text:p text:style-name="P128"><text:span text:style-name="T5">- Luis Andrés Sánchez Núñez.</text:span></text:p>
      <text:p text:style-name="P69"><text:bookmark text:name="docs-internal-guid-925deee2-7fff-f4ac-9f78-359b7252c87a"/><text:span text:style-name="T5">- John Astúa </text:span></text:p>
      <text:p text:style-name="P50"><text:span text:style-name="T5"/></text:p>
      <text:p text:style-name="P53"><text:span text:style-name="T5">Link de Tarea </text:span><text:span text:style-name="T12">5</text:span><text:span text:style-name="T5">: </text:span></text:p>
      <text:p text:style-name="P2"><text:line-break/><text:span text:style-name="T2">Instrucciones generales:</text:span></text:p>
      <text:p text:style-name="P52"><text:span text:style-name="T10"><text:line-break/></text:span><text:span text:style-name="T26">El código de la tarea se debe subir en GitHub, debe crear una carpeta específica</text:span><text:span text:style-name="T8"><text:line-break/></text:span><text:span text:style-name="T26">para la entrega. Debe estar tanto el código como la documentación en la misma</text:span><text:span text:style-name="T8"><text:line-break/></text:span><text:span text:style-name="T26">carpeta.</text:span><text:span text:style-name="T8"> </text:span></text:p>
      <text:h text:style-name="P58" text:outline-level="1">Parte <text:span text:style-name="T46">1 </text:span><text:span text:style-name="T58">(10%)</text:span>. <text:span text:style-name="T1">Desarrollo de Aplicación</text:span></text:h>
      <text:p text:style-name="P125"/>
      <text:h text:style-name="P60" text:outline-level="3"><text:span text:style-name="T23">Ejercicio</text:span><text:span text:style-name="T22"> </text:span><text:span text:style-name="T23">1</text:span></text:h>
      <text:p text:style-name="P47">Debe crear una aplicación que permita jugar el juego de cartas conocido como<text:line-break/>blackjack o 21. La aplicación debe cumplir con los siguientes requerimientos: <text:s/></text:p>
      <text:list text:style-name="L1">
        <text:list-item>
          <text:p text:style-name="P63"><text:span text:style-name="T26">Permitir jugar una partida completa de blackjack de un jugador contra la<text:line-break/>computadora o dos jugadores contra la computadora. Para la partida se<text:line-break/>utilizará un único mazo (deck) de 52 cartas. Referencia para las reglas del<text:line-break/>juego: </text:span><text:a xlink:type="simple" xlink:href="https://www.casino.org/es/blackjack/como-jugar/" text:style-name="Internet_20_link" text:visited-style-name="Visited_20_Internet_20_Link">https://www.casino.org/es/blackjack/como-jugar/</text:a></text:p>
          <text:p text:style-name="P64"/>
        </text:list-item>
        <text:list-item>
          <text:p text:style-name="P64">El juego se debe desarrollar en su totalidad en la consola o terminal. En cada<text:line-break/>turno se deben desplegar lo siguientes datos:<text:line-break/></text:p>
          <text:p text:style-name="P64">a. Mano de la casa o dealer: se deben desplegar las cartas que tiene la<text:line-break/>casa, una escondida y las demás abiertas. Usted puede decidir como<text:line-break/>representar las cartas, solamente debe utilizar los símbolos unicode de<text:line-break/>cada palo (bastos, diamantes u oros, flores o cruces y corazones).</text:p>
          <text:p text:style-name="P64"><text:line-break/>b. Mano de cada jugador (hasta 2 jugadores): mismos requerimientos del<text:line-break/>punto anterior.</text:p>
          <text:p text:style-name="P64"><text:soft-page-break/><text:line-break/>c. Estado de cada jugador: se debe desplegar si un jugador sigue en<text:line-break/>juego, si ganó o perdió.</text:p>
          <text:p text:style-name="P64"><text:line-break/>d. Estado del juego: Se debe desplegar el estado general del juego: en<text:line-break/>juego o terminado por ejemplo.</text:p>
          <text:p text:style-name="P64"/>
        </text:list-item>
        <text:list-item>
          <text:p text:style-name="P64">El juego debe tener un menú en el que existan por lo menos las siguientes<text:line-break/>opciones. Puede crear otras opciones si lo considera necesario:<text:line-break/>a. Al inicio del juego se debe seleccionar un usuario o crear uno nuevo.<text:line-break/>b. Nuevo juego: inicia un juego nuevo con el usuario seleccionado.<text:line-break/>c. Estadísticas: muestra las estadísticas del usuario seleccionado. Estas<text:line-break/>estadísticas deben ser por lo menos los resultados de los últimos 5<text:line-break/>juegos del usuario.<text:line-break/>d. Salir.</text:p>
        </text:list-item>
        <text:list-item>
          <text:p text:style-name="P64">Cuando se inicia un nuevo juego, la aplicación debe llevar al usuario por<text:line-break/>todas las etapas del juego. Esto incluye la repartición inicial de cartas, que el<text:line-break/>o los usuarios (1 o 2) pidan más cartas o paren y que la casa juegue.</text:p>
          <text:p text:style-name="P65"/>
        </text:list-item>
        <text:list-item>
          <text:p text:style-name="P67"><text:span text:style-name="T37">La</text:span> <text:span text:style-name="T37">casa,</text:span> <text:span text:style-name="T37">al</text:span> <text:span text:style-name="T37">ser</text:span> <text:span text:style-name="T37">manejada</text:span> <text:span text:style-name="T37">por</text:span> <text:span text:style-name="T37">la</text:span> <text:span text:style-name="T37">computadora, debe seguir una lógica</text:span><text:line-break/><text:span text:style-name="T37">predeterminada, por ejemplo que siempre pida carta si su mano suma menos</text:span><text:line-break/><text:span text:style-name="T37">de 19.</text:span></text:p>
          <text:p text:style-name="P68"/>
        </text:list-item>
        <text:list-item>
          <text:p text:style-name="P67"><text:span text:style-name="T37">De forma OPCIONAL puede implementar algunas de las manos especiales</text:span><text:line-break/><text:span text:style-name="T37">del 21 como tres sietes, cinco menores,</text:span> <text:span text:style-name="T37">blackjack, etc.</text:span></text:p>
          <text:p text:style-name="P68"/>
        </text:list-item>
        <text:list-item>
          <text:p text:style-name="P67"><text:span text:style-name="T37">El juego debe almacenar los datos del usuario y las estadísticas en archivos</text:span><text:line-break/><text:span text:style-name="T37">de texto que serán creados por la aplicación. Usted puede decidir cuántos</text:span><text:line-break/><text:span text:style-name="T37">archivos de texto crear para lograr los resultados especificados en estos</text:span><text:line-break/><text:span text:style-name="T37">requerimientos.</text:span></text:p>
          <text:p text:style-name="P67"/>
        </text:list-item>
        <text:list-item>
          <text:p text:style-name="P67"><text:span text:style-name="T37">El código debe estar organizado en módulos y en clases. Se deben utilizar</text:span><text:line-break/><text:span text:style-name="T37">los conocimientos adquiridos sobre programación orientada a objetos (OOP).</text:span><text:line-break/><text:span text:style-name="T37">Usted</text:span> <text:span text:style-name="T37">debe</text:span> <text:span text:style-name="T37">decidir</text:span> <text:span text:style-name="T37">cuáles</text:span> <text:span text:style-name="T37">clases</text:span> <text:span text:style-name="T37">necesita</text:span> <text:span text:style-name="T37">crear</text:span> <text:span text:style-name="T37">para</text:span> <text:span text:style-name="T37">representar</text:span> <text:span text:style-name="T37">los</text:span><text:line-break/><text:span text:style-name="T37">elementos</text:span> <text:span text:style-name="T37">del</text:span> <text:span text:style-name="T37">juego.</text:span> <text:span text:style-name="T37">Referencia</text:span> <text:span text:style-name="T37">sobre</text:span> <text:span text:style-name="T37">diseño</text:span> <text:span text:style-name="T37">orientado</text:span> <text:span text:style-name="T37">a</text:span> <text:span text:style-name="T37">objetos: </text:span></text:p>
          <text:p text:style-name="P68"/>
          <text:p text:style-name="P67"><text:a xlink:type="simple" xlink:href="https://en.wikipedia.org/wiki/Object-oriented_design" text:style-name="Internet_20_link" text:visited-style-name="Visited_20_Internet_20_Link">https://en.wikipedia.org/wiki/Object-oriented_design</text:a></text:p>
        </text:list-item>
      </text:list>
      <text:p text:style-name="P66"/>
      <text:p text:style-name="P66"/>
      <text:p text:style-name="P11">Paso 1: Entender el problema</text:p>
      <text:p text:style-name="P25"/>
      <text:list xml:id="list2153668539" text:style-name="L2">
        <text:list-item>
          <text:p text:style-name="P71"><text:span text:style-name="T40">C</text:span><text:span text:style-name="T39">rear una aplicación que permita jugar el juego de cartas conocido como</text:span><text:span text:style-name="T60"><text:line-break/></text:span><text:span text:style-name="T39">blackjack</text:span><text:span text:style-name="T60"> </text:span><text:span text:style-name="T39">o 21.</text:span><text:span text:style-name="T60"> <text:s/></text:span><text:span text:style-name="T61">Los requerimientos antes mencionados deben de cumplirse. El objetivo del juego BlackJack es derrotar a la banca/casa.</text:span></text:p>
        </text:list-item>
        <text:list-item>
          <text:p text:style-name="P72">El objetivo es tener una mano que puntué mas alto que la mano de la banca, pero que no supere mas de 21</text:p>
        </text:list-item>
        <text:list-item>
          <text:p text:style-name="P72">Cuando la mano de algún jugador llegue a mas de 21 esto se llama bancarrota y el jugar queda fuera de la partida </text:p>
        </text:list-item>
      </text:list>
      <text:p text:style-name="P73"><text:soft-page-break/></text:p>
      <text:p text:style-name="P73"/>
      <text:p text:style-name="P30"/>
      <text:p text:style-name="P11">Paso 2: Planear</text:p>
      <text:p text:style-name="P26"/>
      <text:list text:style-name="L3">
        <text:list-item>
          <text:p text:style-name="P87"><text:span text:style-name="T64">D</text:span><text:span text:style-name="T68">efinir el tamaño del deck (mazo), son 52 cartas.</text:span></text:p>
        </text:list-item>
        <text:list-item>
          <text:p text:style-name="P74"><text:span text:style-name="T33">Definir valor de las cartas. </text:span>Las cartas del 2 al 10 tienen un valor correspondiente al número impreso.</text:p>
        </text:list-item>
        <text:list-item>
          <text:p text:style-name="P75">Crear lista con la mano (cartas) de los jugadores.</text:p>
        </text:list-item>
        <text:list-item>
          <text:p text:style-name="P88"><text:span text:style-name="T64">Definir valor de </text:span>jota, reina, rey, <text:span text:style-name="T64">t</text:span>ienen un valor de 10.</text:p>
        </text:list-item>
        <text:list-item>
          <text:p text:style-name="P88">As tienen un valor de 1 o 11.</text:p>
        </text:list-item>
        <text:list-item>
          <text:p text:style-name="P92">Definir las manos especiales </text:p>
        </text:list-item>
        <text:list-item>
          <text:p text:style-name="P76"><text:span text:style-name="T32">Representar la cartas con </text:span>símbolos unicode de<text:line-break/>cada palo (bastos, diamantes u oros, flores o cruces y corazones).</text:p>
        </text:list-item>
        <text:list-item>
          <text:p text:style-name="P95">Jugar con al menos dos jugadores. </text:p>
        </text:list-item>
        <text:list-item>
          <text:p text:style-name="P78"><text:span text:style-name="T30">*</text:span><text:span text:style-name="T32">C</text:span><text:span text:style-name="T30">rear un Menú con una lista de usuarios y seleccionar con el que desea jugar.</text:span></text:p>
        </text:list-item>
        <text:list-item>
          <text:p text:style-name="P96">Seleccione un nuevo usuario, muestre las estadísticas (llamar al file con las estadísticas del usuario), <text:s/>mostrar la opción de iniciar nuevo juego o mostrar estadísticas del jugador seleccionado.</text:p>
        </text:list-item>
        <text:list-item>
          <text:p text:style-name="P122">Al inicio del juego se debe seleccionar un usuario o crear uno nuevo.</text:p>
        </text:list-item>
        <text:list-item>
          <text:p text:style-name="P122">Nuevo juego: inicia un juego nuevo con el usuario seleccionado.</text:p>
        </text:list-item>
        <text:list-item>
          <text:p text:style-name="P76"><text:span text:style-name="T43">Mostrar </text:span><text:span text:style-name="T37">Estadísticas: muestra las estadísticas del usuario seleccionado. Estas</text:span><text:line-break/><text:span text:style-name="T37">estadísticas deben ser por lo menos los resultados de los últimos 5</text:span><text:line-break/><text:span text:style-name="T37">juegos del usuario.</text:span> </text:p>
        </text:list-item>
      </text:list>
      <text:list text:style-name="L4">
        <text:list-item>
          <text:p text:style-name="P89">Cada jugador deber recibir dos cartas boca arriba (mostrar)</text:p>
        </text:list-item>
        <text:list-item>
          <text:p text:style-name="P89">La banca/<text:span text:style-name="T63">casa</text:span> recibirá 2 cartas, solo una boca arriba (mostrar)</text:p>
        </text:list-item>
        <text:list-item>
          <text:p text:style-name="P97">se reparte primero una carta a todos los jugadores, la casa recibe una boca arriba, </text:p>
        </text:list-item>
        <text:list-item>
          <text:p text:style-name="P97">luego se reparte una segunda carta.</text:p>
        </text:list-item>
        <text:list-item>
          <text:p text:style-name="P98">Si la carta de la casa boca arriba es un 10 o As mostrar la carta boca abajo a ver si es un natural /blackjack</text:p>
        </text:list-item>
        <text:list-item>
          <text:p text:style-name="P98">Si la carta boca arriba no es un diez o un as, no miran la carta boca abajo hasta que sea el turno de la banca. </text:p>
        </text:list-item>
        <text:list-item>
          <text:p text:style-name="P89">si la mano de algún jugador suma 21 el jugador gana</text:p>
        </text:list-item>
        <text:list-item>
          <text:p text:style-name="P89">si la mano es As y algún 10 es un gane (Blackjack). Cualquier jota, reina, rey <text:span text:style-name="T65">o</text:span> diez.</text:p>
        </text:list-item>
        <text:list-item>
          <text:p text:style-name="P89">si la mano de algún jugador suma mas de 22 el jugador perdió.</text:p>
        </text:list-item>
        <text:list-item>
          <text:p text:style-name="P98">Si un jugador tiene 3 sietes (7+7+7=21) <text:span text:style-name="T67">gana pero debe comparar el total contra el de la casa o otro jugador</text:span>.</text:p>
        </text:list-item>
        <text:list-item>
          <text:p text:style-name="P89">Si casa tiene 21 y otro jugador también es un empate.</text:p>
        </text:list-item>
        <text:list-item>
          <text:p text:style-name="P93"/>
        </text:list-item>
        <text:list-item>
          <text:p text:style-name="P90">si alguna carta es As <text:span text:style-name="T66">en la mano de el jugador</text:span>, Preguntar si quiere que valga 1 <text:span text:style-name="T63">o</text:span> 11.</text:p>
        </text:list-item>
        <text:list-item>
          <text:p text:style-name="P90"><text:span text:style-name="Strong_20_Emphasis">Cuando el crupier ha servido a todos los jugadores, se da la vuelta a la carta boca abajo del crupier.</text:span></text:p>
        </text:list-item>
        <text:list-item>
          <text:p text:style-name="P90"><text:span text:style-name="Strong_20_Emphasis">El crupier debe seguir tomando cartas hasta que el total sea 1</text:span><text:span text:style-name="Strong_20_Emphasis"><text:span text:style-name="T67">9</text:span></text:span><text:span text:style-name="Strong_20_Emphasis"> o más, momento en el que debe plantarse. </text:span></text:p>
        </text:list-item>
        <text:list-item>
          <text:p text:style-name="P94"><text:span text:style-name="Strong_20_Emphasis"><text:span text:style-name="T48">Si la casa suma una mano de menos de 19 siempre tiene que pedir una carta.</text:span></text:span></text:p>
        </text:list-item>
        <text:list-item>
          <text:p text:style-name="P94"><text:span text:style-name="Strong_20_Emphasis"><text:span text:style-name="T48">Si la banca tiene un as y contarlo como 11 haría que el total fuera 1</text:span></text:span><text:span text:style-name="Strong_20_Emphasis"><text:span text:style-name="T56">9</text:span></text:span><text:span text:style-name="Strong_20_Emphasis"><text:span text:style-name="T48"> o más</text:span></text:span><text:span text:style-name="Strong_20_Emphasis"> (pero no más de 21), </text:span><text:span text:style-name="Strong_20_Emphasis"><text:span text:style-name="T48">la banca debe contar el as como 11 y plantarse. </text:span></text:span></text:p>
        </text:list-item>
        <text:list-item>
          <text:p text:style-name="P123"><text:soft-page-break/><text:span text:style-name="T15">Cualquier otra cosa, se procede a preguntarle a los usuarios si desean tomar una carta, plantarse. </text:span><text:span text:style-name="Strong_20_Emphasis"><text:span text:style-name="T59">«plantarse»</text:span></text:span><text:span text:style-name="T59"> </text:span><text:span text:style-name="Strong_20_Emphasis"><text:span text:style-name="T59">(no pedir otra carta)</text:span></text:span><text:span text:style-name="T59"> </text:span><text:span text:style-name="Strong_20_Emphasis"><text:span text:style-name="T59">o «pedir» </text:span></text:span><text:span text:style-name="T59">(pedir otra carta en un intento de acercarse a la cuenta de 21, o incluso llegar exactamente a 21).</text:span></text:p>
        </text:list-item>
        <text:list-item>
          <text:p text:style-name="P85">Si se pasa de 21 perdió.</text:p>
        </text:list-item>
        <text:list-item>
          <text:p text:style-name="P89">Cuando se haya terminado de hacer esto con todos los jugadores la casa completara su mano.</text:p>
        </text:list-item>
        <text:list-item>
          <text:p text:style-name="P91"><text:span text:style-name="T42">Mostrar el E</text:span><text:span text:style-name="T37">stado de cada jugador: se debe desplegar si un jugador sigue en</text:span><text:line-break/><text:span text:style-name="T37">juego, si ganó o perdió.</text:span></text:p>
        </text:list-item>
        <text:list-item>
          <text:p text:style-name="P91"><text:span text:style-name="T37">Estado del juego: Se debe desplegar el estado general del juego: en</text:span><text:line-break/><text:span text:style-name="T37">juego o terminado por ejemplo.</text:span> </text:p>
        </text:list-item>
      </text:list>
      <text:p text:style-name="P17"/>
      <text:p text:style-name="P22"/>
      <text:p text:style-name="P17"/>
      <text:p text:style-name="P4">Paso 3: Dividir y conquistar</text:p>
      <text:p text:style-name="P17"/>
      <text:list text:style-name="L5">
        <text:list-item>
          <text:p text:style-name="P99">.</text:p>
        </text:list-item>
      </text:list>
      <text:h text:style-name="P59" text:outline-level="1"><text:span text:style-name="T18">Parte </text:span><text:span text:style-name="T24">2</text:span><text:span text:style-name="T20"> </text:span><text:span text:style-name="T21">(10%)</text:span><text:span text:style-name="T18">. </text:span><text:span text:style-name="T27">Documentación interna y externa</text:span><text:span text:style-name="T22"> </text:span></text:h>
      <text:p text:style-name="P126"/>
      <text:p text:style-name="P57"><text:span text:style-name="T29">La segunda parte de la tarea consiste en crear documentación interna del proyecto</text:span><text:span text:style-name="T34"><text:line-break/></text:span><text:span text:style-name="T29">(a través de comentarios) y documentación externa en un archivo de</text:span><text:span text:style-name="T34"> </text:span><text:span text:style-name="T29">markdown.</text:span><text:span text:style-name="T34"><text:line-break/></text:span><text:span text:style-name="T29">Referencia</text:span><text:span text:style-name="T34"> </text:span><text:span text:style-name="T29">sobre</text:span><text:span text:style-name="T34"> </text:span><text:span text:style-name="T29">tipos</text:span><text:span text:style-name="T34"> </text:span><text:span text:style-name="T29">de</text:span><text:span text:style-name="T34"> </text:span><text:span text:style-name="T29">documentación:</text:span></text:p>
      <text:p text:style-name="P57"><text:span text:style-name="T34"><text:line-break/></text:span><text:span text:style-name="T29">http://www.cs.ecu.edu/karl/3300/spr16/Notes/Documentation/documentation.html#:~:</text:span><text:span text:style-name="T34"><text:line-break/></text:span><text:span text:style-name="T29">text=External%20documentation%20is%20written%20in,for%20users%20of%20an%</text:span><text:span text:style-name="T34"><text:line-break/></text:span><text:span text:style-name="T29">20application.</text:span></text:p>
      <text:p text:style-name="P57"><text:span text:style-name="T34"><text:line-break/></text:span><text:span text:style-name="T29">La documentación interna debe ser clara y concisa, solamente debe describir qué</text:span><text:span text:style-name="T34"><text:line-break/></text:span><text:span text:style-name="T29">hacen los diferentes bloques de su código. La documentación externa debe explicar</text:span><text:span text:style-name="T34"><text:line-break/></text:span><text:span text:style-name="T29">con detalle el proceso de diseño así como la implementación. Aquí un documento</text:span><text:span text:style-name="T34"><text:line-break/></text:span><text:span text:style-name="T29">para leer más al respecto: https://document360.com/blog/technical-documentation/</text:span><text:span text:style-name="T34"><text:line-break/></text:span><text:span text:style-name="T29">La documentación externa se debe hacer en</text:span><text:span text:style-name="T34"> </text:span><text:span text:style-name="T29">markdown.</text:span><text:span text:style-name="T34"> </text:span><text:span text:style-name="T29">Es decir, debe incluir en su</text:span><text:span text:style-name="T34"><text:line-break/></text:span><text:span text:style-name="T29">repositorio de GitHub uno o varios archivos .md. Aquí una referencia al</text:span><text:span text:style-name="T34"> </text:span><text:span text:style-name="T29">markdown:</text:span><text:span text:style-name="T34"><text:line-break/></text:span><text:span text:style-name="T29">https://www.markdownguide.org/basic-syntax/#html</text:span><text:span text:style-name="T34"> </text:span></text:p>
      <text:h text:style-name="P61" text:outline-level="3"><text:span text:style-name="T19">Ejercicio</text:span><text:span text:style-name="T18"> </text:span><text:span text:style-name="T19">1</text:span></text:h>
      <text:p text:style-name="P51"><text:span text:style-name="T6"><text:line-break/></text:span><text:span text:style-name="T25">Cree una función que cuente e imprima en pantalla todos los</text:span><text:span text:style-name="T6"> </text:span><text:span text:style-name="T25">números,</text:span><text:span text:style-name="T6"><text:line-break/></text:span><text:span text:style-name="T25">letras</text:span><text:span text:style-name="T6"> </text:span><text:span text:style-name="T25">y</text:span><text:span text:style-name="T6"> </text:span><text:span text:style-name="T25">caracteres especiales</text:span><text:span text:style-name="T6"> </text:span><text:span text:style-name="T25">presentes en una string. Debe recibir esta</text:span><text:span text:style-name="T7"> </text:span><text:span text:style-name="T25">string por parámetro.</text:span><text:span text:style-name="T6"><text:line-break/></text:span></text:p>
      <text:p text:style-name="P10"/>
      <text:p text:style-name="P6"><text:soft-page-break/>Paso 1: Entender el problema</text:p>
      <text:p text:style-name="P23"/>
      <text:list xml:id="list201511726002305" text:continue-list="list2153668539" text:style-name="L2">
        <text:list-item>
          <text:p text:style-name="P70"><text:span text:style-name="T14">Crear una función que cuente e imprima la cantidad de numero letras y caracteres especiales que hay en el string </text:span><text:span text:style-name="T59">“P@#yn26at^&amp;i5ve”, </text:span><text:span text:style-name="T60">adicional agregar casos de prueba.</text:span></text:p>
        </text:list-item>
      </text:list>
      <text:p text:style-name="P27"/>
      <text:p text:style-name="P28">Ejemplo: </text:p>
      <text:p text:style-name="P42"/>
      <text:p text:style-name="P28"><text:span text:style-name="T41">Input:</text:span><text:span text:style-name="T47"><text:line-break/>“</text:span><text:span text:style-name="T41">P@#yn26at^&amp;i5ve”</text:span></text:p>
      <text:p text:style-name="P42"/>
      <text:p text:style-name="P46">Resultado:</text:p>
      <text:p text:style-name="P54"><text:span text:style-name="T47"><text:line-break/></text:span><text:span text:style-name="T41">Letras = 8</text:span><text:span text:style-name="T47"><text:line-break/></text:span><text:span text:style-name="T41">Números <text:s/>= 3</text:span><text:span text:style-name="T47"><text:line-break/></text:span><text:span text:style-name="T41">Caracteres especiales = 4</text:span></text:p>
      <text:p text:style-name="P29"/>
      <text:p text:style-name="P6">Paso 2: Planear</text:p>
      <text:list text:style-name="L6">
        <text:list-header>
          <text:p text:style-name="P111"/>
        </text:list-header>
        <text:list-item>
          <text:p text:style-name="P124"><text:span text:style-name="T13">La función debe recibir un string (</text:span>“<text:span text:style-name="T37">P@#yn26at^&amp;i5ve”</text:span><text:span text:style-name="T13">) con números, letras y caracteres especiales.</text:span></text:p>
        </text:list-item>
        <text:list-item>
          <text:p text:style-name="P101">Guardar letras del string en una variable.</text:p>
        </text:list-item>
        <text:list-item>
          <text:p text:style-name="P101">Guardar números del string en una variable.</text:p>
        </text:list-item>
        <text:list-item>
          <text:p text:style-name="P101">Guardar caracteres especiales del string en una variable.</text:p>
        </text:list-item>
        <text:list-item>
          <text:p text:style-name="P101">Hacer un conteo (count()) en cada una de las variables.</text:p>
        </text:list-item>
        <text:list-item>
          <text:p text:style-name="P101">Imprimir el conteo para cada una de las variables</text:p>
          <text:p text:style-name="P112"/>
        </text:list-item>
      </text:list>
      <text:p text:style-name="P1">Paso 3: Dividir y conquistar</text:p>
      <text:p text:style-name="P16"/>
      <text:list text:style-name="L7">
        <text:list-item>
          <text:p text:style-name="P79"><text:span text:style-name="T49">C</text:span><text:span text:style-name="T48">rear Función </text:span><text:span text:style-name="T50">conteo_string</text:span></text:p>
        </text:list-item>
        <text:list-item>
          <text:p text:style-name="P80"><text:span text:style-name="T50">C</text:span><text:span text:style-name="T48">rear Variables (</text:span><text:span text:style-name="T51">l</text:span><text:span text:style-name="T48">etras, </text:span><text:span text:style-name="T51">números</text:span><text:span text:style-name="T48"> y </text:span><text:span text:style-name="T51">c</text:span><text:span text:style-name="T48">aracteres</text:span><text:span text:style-name="T51">_especiales), </text:span><text:span text:style-name="T52">todas en 0</text:span></text:p>
        </text:list-item>
        <text:list-item>
          <text:p text:style-name="P86">Usar el ciclo for</text:p>
        </text:list-item>
        <text:list-item>
          <text:p text:style-name="P86">si es numero (isdigit()) aumentar en uno la variable números.</text:p>
        </text:list-item>
        <text:list-item>
          <text:p text:style-name="P81"><text:span text:style-name="T48">si es una letra </text:span><text:span text:style-name="T53">(isalpha())</text:span><text:span text:style-name="T48">, aumentar en uno la variable letras.</text:span></text:p>
        </text:list-item>
        <text:list-item>
          <text:p text:style-name="P82"><text:span text:style-name="T48">Cualquier otro tipo </text:span><text:span text:style-name="T55">es un carácter especial </text:span><text:span text:style-name="T52">aumentar en uno la variable </text:span><text:span text:style-name="T51">c</text:span><text:span text:style-name="T54">aracteres</text:span><text:span text:style-name="T51">_especiales</text:span><text:span text:style-name="T52">.</text:span></text:p>
        </text:list-item>
        <text:list-item>
          <text:p text:style-name="P83"><text:span text:style-name="T48">Retornar cantidad de </text:span><text:span text:style-name="T51">l</text:span><text:span text:style-name="T54">etras, </text:span><text:span text:style-name="T51">números</text:span><text:span text:style-name="T54"> y </text:span><text:span text:style-name="T51">c</text:span><text:span text:style-name="T54">aracteres</text:span><text:span text:style-name="T51">_especiales</text:span></text:p>
        </text:list-item>
      </text:list>
      <text:list text:style-name="L8">
        <text:list-item>
          <text:p text:style-name="P102">Hacer un conteo (count()) en cada una de las variables.</text:p>
        </text:list-item>
        <text:list-item>
          <text:p text:style-name="P84">Imprimir el conteo para cada una de las variables</text:p>
        </text:list-item>
        <text:list-item>
          <text:p text:style-name="P77"><text:span text:style-name="T31">Llamado a la función con el </text:span><text:span text:style-name="T30"><text:s/>string (</text:span>“P@#yn26at^&amp;i5ve”<text:span text:style-name="T30">).</text:span></text:p>
        </text:list-item>
        <text:list-item>
          <text:p text:style-name="P100">4 casos de Prueba.</text:p>
        </text:list-item>
      </text:list>
      <text:p text:style-name="P55"/>
      <text:h text:style-name="P61" text:outline-level="3"><text:span text:style-name="T19">Ejercicio</text:span><text:span text:style-name="T18"> 2</text:span></text:h>
      <text:p text:style-name="P39"/>
      <text:p text:style-name="P8"><text:soft-page-break/><text:span text:style-name="T38">Cree una función que cuente todas las apariciones de cada carácter en una</text:span><text:span text:style-name="T35"><text:line-break/></text:span><text:span text:style-name="T38">string; esta string debe recibirse como parámetro. El resultado debe ser un</text:span><text:span text:style-name="T35"><text:line-break/></text:span><text:span text:style-name="T38">diccionario y debe ser impreso en pantalla.</text:span><text:span text:style-name="T35"> </text:span></text:p>
      <text:p text:style-name="P32"/>
      <text:p text:style-name="P32"/>
      <text:p text:style-name="P43">Ejemplo:</text:p>
      <text:p text:style-name="P41">Input:</text:p>
      <text:p text:style-name="P9"><text:span text:style-name="T35"><text:line-break/>“</text:span><text:span text:style-name="T38">papaya”</text:span><text:span text:style-name="T35"><text:line-break/></text:span></text:p>
      <text:p text:style-name="P9"><text:span text:style-name="T38">Resultado:</text:span><text:span text:style-name="T35"><text:line-break/></text:span><text:span text:style-name="T38">{“p”: 2, “a”: 3, “y”: 1}</text:span><text:span text:style-name="T35"> </text:span></text:p>
      <text:p text:style-name="P31"/>
      <text:p text:style-name="P1">Paso 1: Entender el problema</text:p>
      <text:p text:style-name="P23"/>
      <text:list text:style-name="L9">
        <text:list-item>
          <text:p text:style-name="P113">Crear una función que cuente las frecuencias de palabras en un string recibido por parámetro, el resultado debe ser un diccionario y imprimirlo.</text:p>
        </text:list-item>
      </text:list>
      <text:p text:style-name="P34"/>
      <text:p text:style-name="P1">Paso 2: Planear</text:p>
      <text:p text:style-name="P13"/>
      <text:list text:style-name="L10">
        <text:list-item>
          <text:p text:style-name="P103">Crear función</text:p>
        </text:list-item>
        <text:list-item>
          <text:p text:style-name="P103">Definir <text:span text:style-name="T57">nombre </text:span><text:s/>para el diccionario <text:span text:style-name="T57">vació</text:span></text:p>
        </text:list-item>
        <text:list-item>
          <text:p text:style-name="P103">para la palabra ingresada como parámetro <text:span text:style-name="T57">hacer un conteo y agregarlo al diccionario</text:span></text:p>
        </text:list-item>
        <text:list-item>
          <text:p text:style-name="P105">Imprimir diccionario</text:p>
          <text:p text:style-name="P114"/>
        </text:list-item>
      </text:list>
      <text:p text:style-name="P12"/>
      <text:p text:style-name="P36">Paso 3: Dividir y conquistar</text:p>
      <text:p text:style-name="P12"/>
      <text:list text:style-name="L11">
        <text:list-item>
          <text:p text:style-name="P104">Crear función</text:p>
        </text:list-item>
        <text:list-item>
          <text:p text:style-name="P104">Definir <text:span text:style-name="T57">nombre </text:span><text:s/>para el diccionario <text:span text:style-name="T57">vació</text:span></text:p>
        </text:list-item>
        <text:list-item>
          <text:p text:style-name="P104">para la palabra ingresada como parámetro <text:span text:style-name="T57">hacer un conteo y agregarlo al diccionario</text:span></text:p>
        </text:list-item>
        <text:list-item>
          <text:p text:style-name="P106">Imprimir diccionario</text:p>
          <text:p text:style-name="P115"/>
        </text:list-item>
      </text:list>
      <text:h text:style-name="P61" text:outline-level="3"><text:span text:style-name="T45">Ejercicio</text:span><text:span text:style-name="T44"> </text:span><text:span text:style-name="T45">3</text:span></text:h>
      <text:p text:style-name="P40"/>
      <text:p text:style-name="P7"><text:span text:style-name="T38">Escriba una función que elimine todas las apariciones de un elemento en una<text:line-break/>lista. Tanto la lista como el valor que se quiere eliminar deben ser parámetros<text:line-break/>de la función. </text:span><text:span text:style-name="T35"><text:s/></text:span></text:p>
      <text:list xml:id="list3075485684" text:style-name="L12">
        <text:list-header>
          <text:p text:style-name="P127"/>
        </text:list-header>
      </text:list>
      <text:p text:style-name="P3"><text:soft-page-break/>Paso 1: Entender el problema</text:p>
      <text:p text:style-name="P24"/>
      <text:list text:style-name="L13">
        <text:list-item>
          <text:p text:style-name="P118">Eliminar todas las apariciones de un elemento en una lista. La lista y el valor deber ser un parámetro.</text:p>
        </text:list-item>
      </text:list>
      <text:p text:style-name="P33"/>
      <text:p text:style-name="P33"/>
      <text:p text:style-name="P33"/>
      <text:p text:style-name="P44">Ejemplo:</text:p>
      <text:p text:style-name="P19"><text:line-break/><text:span text:style-name="T37">Input:</text:span></text:p>
      <text:p text:style-name="P19"><text:span text:style-name="T37">1)</text:span> <text:span text:style-name="T37">[20, 30, 40, 20, 5, 100, 5, 20]</text:span> ⇒ <text:span text:style-name="T37">eliminar 20</text:span></text:p>
      <text:p text:style-name="P19"><text:span text:style-name="T37">2)</text:span> <text:span text:style-name="T37">[“perro”, “gato”, “sombrero”, “gato”, “zanahoria”]</text:span> ⇒ “<text:span text:style-name="T37">gato</text:span></text:p>
      <text:p text:style-name="P19"/>
      <text:p text:style-name="P56"><text:span text:style-name="T28">Resultado:</text:span><text:span text:style-name="T16"><text:line-break/></text:span><text:span text:style-name="T28">1)</text:span><text:span text:style-name="T16"> </text:span><text:span text:style-name="T28">[30, 40, 5, 100, 5]</text:span><text:span text:style-name="T16"><text:line-break/></text:span><text:span text:style-name="T28">2)</text:span><text:span text:style-name="T16"> </text:span><text:span text:style-name="T28">[ “perro”, “sombrero”, “zanahoria”]</text:span><text:span text:style-name="T16"> </text:span></text:p>
      <text:p text:style-name="P35"/>
      <text:p text:style-name="P3">Paso 2: Planear</text:p>
      <text:p text:style-name="P14"/>
      <text:list xml:id="list2005646134" text:style-name="L14">
        <text:list-item>
          <text:p text:style-name="P107">Se debe crear una lista vaciá</text:p>
        </text:list-item>
        <text:list-item>
          <text:p text:style-name="P107">Se deber crear una variable para almacenar el valor</text:p>
        </text:list-item>
        <text:list-item>
          <text:p text:style-name="P107">Se debe comparar el valor con <text:s/>el de la lista si es igual entonces re moverlo de la lista </text:p>
        </text:list-item>
        <text:list-item>
          <text:p text:style-name="P107">imprimir lista una vez que se removieron los valores de la lista.</text:p>
          <text:p text:style-name="P116"/>
        </text:list-item>
      </text:list>
      <text:p text:style-name="P15"/>
      <text:p text:style-name="P37">Paso 3: Dividir y conquistar</text:p>
      <text:p text:style-name="P37"/>
      <text:list xml:id="list201512331089910" text:continue-numbering="true" text:style-name="L14">
        <text:list-item>
          <text:p text:style-name="P108">Se debe crear una lista vaciá</text:p>
        </text:list-item>
        <text:list-item>
          <text:p text:style-name="P108">Se deber crear una variable para almacenar el valor</text:p>
        </text:list-item>
        <text:list-item>
          <text:p text:style-name="P108">Se debe comparar el valor con <text:s/>el de la lista si es igual entonces re moverlo de la lista </text:p>
        </text:list-item>
        <text:list-item>
          <text:p text:style-name="P108">imprimir lista una vez que se removieron los valores de la lista.</text:p>
        </text:list-item>
        <text:list-item>
          <text:p text:style-name="P108"/>
        </text:list-item>
      </text:list>
      <text:h text:style-name="P61" text:outline-level="3"><text:span text:style-name="T45">Ejercicio</text:span><text:span text:style-name="T44"> </text:span><text:span text:style-name="T45">4</text:span></text:h>
      <text:p text:style-name="P40"/>
      <text:p text:style-name="P7"><text:span text:style-name="T38">Cree una función que reciba una secuencia de números separados por coma</text:span><text:span text:style-name="T35"><text:line-break/></text:span><text:span text:style-name="T38">por parte del usuario e imprima una lista y una tupla que contengan dichos</text:span><text:span text:style-name="T35"><text:line-break/></text:span><text:span text:style-name="T38">valores. El usuario debe ingresar un único input con los valores separados</text:span><text:span text:style-name="T35"><text:line-break/></text:span><text:span text:style-name="T38">por comas.</text:span><text:span text:style-name="T35"> </text:span></text:p>
      <text:list xml:id="list201511157580082" text:continue-list="list3075485684" text:style-name="L12">
        <text:list-header>
          <text:p text:style-name="P127"/>
        </text:list-header>
      </text:list>
      <text:p text:style-name="P3">Paso 1: Entender el problema</text:p>
      <text:p text:style-name="P24"/>
      <text:list text:style-name="L15">
        <text:list-item>
          <text:p text:style-name="P120"><text:span text:style-name="T4">Descripción</text:span><text:span text:style-name="T3"> del problema</text:span></text:p>
          <text:p text:style-name="P119"/>
        </text:list-item>
      </text:list>
      <text:p text:style-name="P45">Ejemplo:</text:p>
      <text:p text:style-name="P20"><text:soft-page-break/><text:line-break/><text:span text:style-name="T37">Input:</text:span><text:line-break/><text:span text:style-name="T37">1,2,3,4,5,6</text:span></text:p>
      <text:p text:style-name="P21"><text:line-break/><text:span text:style-name="T37">Resultado:</text:span><text:line-break/><text:span text:style-name="T37">Lista: [1, 2, 3, 4, 5, 6]</text:span><text:line-break/><text:span text:style-name="T37">Tupla: (1, 2, 3, 4, 5, 6</text:span> </text:p>
      <text:p text:style-name="P35"/>
      <text:p text:style-name="P3">Paso 2: Planear</text:p>
      <text:p text:style-name="P14"/>
      <text:list text:style-name="L16">
        <text:list-item>
          <text:p text:style-name="P109">Paso 1</text:p>
        </text:list-item>
        <text:list-item>
          <text:p text:style-name="P109">Paso 2</text:p>
        </text:list-item>
        <text:list-item>
          <text:p text:style-name="P117">Paso 3</text:p>
        </text:list-item>
      </text:list>
      <text:p text:style-name="P15"/>
      <text:p text:style-name="P37">Paso 3: Dividir y conquistar</text:p>
      <text:p text:style-name="P15"/>
      <text:list text:style-name="L17">
        <text:list-item>
          <text:p text:style-name="P110">Paso 1</text:p>
        </text:list-item>
        <text:list-item>
          <text:p text:style-name="P110">Paso 2</text:p>
        </text:list-item>
        <text:list-item>
          <text:p text:style-name="P121">Paso 3</text:p>
        </text:list-item>
      </text:list>
      <text:p text:style-name="P18"/>
      <text:h text:style-name="P62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Gliederung_20_1" style:display-name="TITLE_AND_TWO_COLUMNS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Gliederung_20_1" style:display-name="MAIN_POI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Gliederung_20_2" style:display-name="MAIN_POINT~LT~Gliederung 2" style:family="paragraph" style:parent-style-name="MAIN_5f_POI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3" style:display-name="MAIN_POINT~LT~Gliederung 3" style:family="paragraph" style:parent-style-name="MAIN_5f_POI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4" style:display-name="MAIN_POINT~LT~Gliederung 4" style:family="paragraph" style:parent-style-name="MAIN_5f_POI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5" style:display-name="MAIN_POINT~LT~Gliederung 5" style:family="paragraph" style:parent-style-name="MAIN_5f_POI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6" style:display-name="MAIN_POINT~LT~Gliederung 6" style:family="paragraph" style:parent-style-name="MAIN_5f_POI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7" style:display-name="MAIN_POINT~LT~Gliederung 7" style:family="paragraph" style:parent-style-name="MAIN_5f_POI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8" style:display-name="MAIN_POINT~LT~Gliederung 8" style:family="paragraph" style:parent-style-name="MAIN_5f_POI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9" style:display-name="MAIN_POINT~LT~Gliederung 9" style:family="paragraph" style:parent-style-name="MAIN_5f_POI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Titel" style:display-name="MAIN_POI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Untertitel" style:display-name="MAIN_POI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Notizen" style:display-name="MAIN_POI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Hintergrundobjekte" style:display-name="MAIN_POI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Hintergrund" style:display-name="MAIN_POI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20:15:57.043000000</meta:creation-date>
    <dc:date>2023-02-22T20:15:05.257000000</dc:date>
    <meta:editing-duration>PT13H59M57S</meta:editing-duration>
    <meta:editing-cycles>65</meta:editing-cycles>
    <meta:generator>LibreOffice/7.4.4.2$Windows_X86_64 LibreOffice_project/85569322deea74ec9134968a29af2df5663baa21</meta:generator>
    <meta:document-statistic meta:table-count="0" meta:image-count="0" meta:object-count="0" meta:page-count="8" meta:paragraph-count="159" meta:word-count="1962" meta:character-count="11209" meta:non-whitespace-character-count="9443"/>
  </office:meta>
</office:document-meta>
</file>